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>
      <style:text-properties officeooo:paragraph-rsid="001011bc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paragraph-rsid="001011bc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Text_20_body" style:list-style-name="L3">
      <style:paragraph-properties fo:margin-top="0cm" fo:margin-bottom="0cm" loext:contextual-spacing="false"/>
    </style:style>
    <style:style style:name="P11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officeooo:rsid="001011b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Exemplo - </text:span><text:span text:style-name="Strong_20_Emphasis"><text:span text:style-name="T1">CNPJ</text:span></text:span></text:h>
      <text:p text:style-name="P6"><text:span text:style-name="Strong_20_Emphasis">CNPJ</text:span>: 90026000000153<text:line-break/><text:span text:style-name="Strong_20_Emphasis">Tipo de Estabelecimento</text:span>: 1<text:line-break/><text:span text:style-name="Strong_20_Emphasis">Nome Empresarial</text:span>: EMPRESA A LTDA<text:line-break/><text:span text:style-name="Strong_20_Emphasis">Nome Fantasia</text:span>: A<text:line-break/><text:span text:style-name="Strong_20_Emphasis">Situação Cadastral</text:span>:</text:p>
      <text:list xml:id="list3617120081" text:style-name="L1">
        <text:list-item>
          <text:p text:style-name="P8"><text:span text:style-name="Strong_20_Emphasis">Código</text:span>: 2</text:p>
        </text:list-item>
        <text:list-item>
          <text:p text:style-name="P7"><text:span text:style-name="Strong_20_Emphasis">Data</text:span>: 2022-03-07</text:p>
        </text:list-item>
        <text:list-item>
          <text:p text:style-name="P7"><text:span text:style-name="Strong_20_Emphasis">Motivo</text:span>: (vazio)<text:line-break/><text:span text:style-name="Strong_20_Emphasis">Natureza Jurídica</text:span>:</text:p>
        </text:list-item>
        <text:list-item>
          <text:p text:style-name="P7"><text:span text:style-name="Strong_20_Emphasis">Código</text:span>: 2062</text:p>
        </text:list-item>
        <text:list-item>
          <text:p text:style-name="P7"><text:span text:style-name="Strong_20_Emphasis">Descrição</text:span>: Sociedade Empresária Limitada<text:line-break/><text:span text:style-name="Strong_20_Emphasis">Data de Abertura</text:span>: 2022-03-07<text:line-break/><text:span text:style-name="Strong_20_Emphasis">CNAE Principal</text:span>:</text:p>
        </text:list-item>
        <text:list-item>
          <text:p text:style-name="P7"><text:span text:style-name="Strong_20_Emphasis">Código</text:span>: 9609205</text:p>
        </text:list-item>
        <text:list-item>
          <text:p text:style-name="P2"><text:span text:style-name="Strong_20_Emphasis">Descrição</text:span>: Atividades de sauna e banhos</text:p>
        </text:list-item>
      </text:list>
      <text:p text:style-name="Text_20_body"><text:span text:style-name="Strong_20_Emphasis">Endereço Completo</text:span>:</text:p>
      <text:list xml:id="list2131896158" text:style-name="L2">
        <text:list-item>
          <text:p text:style-name="P9"><text:span text:style-name="Strong_20_Emphasis">Tipo de Logradouro</text:span>: AVENIDA</text:p>
        </text:list-item>
        <text:list-item>
          <text:p text:style-name="P9"><text:span text:style-name="Strong_20_Emphasis">Logradouro</text:span>: WILSON TAVARES RIBEIRO</text:p>
        </text:list-item>
        <text:list-item>
          <text:p text:style-name="P9"><text:span text:style-name="Strong_20_Emphasis">Número</text:span>: 500</text:p>
        </text:list-item>
        <text:list-item>
          <text:p text:style-name="P9"><text:span text:style-name="Strong_20_Emphasis">Complemento</text:span>: (vazio)</text:p>
        </text:list-item>
        <text:list-item>
          <text:p text:style-name="P9"><text:span text:style-name="Strong_20_Emphasis">CEP</text:span>: 32183680</text:p>
        </text:list-item>
        <text:list-item>
          <text:p text:style-name="P9"><text:span text:style-name="Strong_20_Emphasis">Bairro</text:span>: CHACARAS REUNIDAS SANTA TEREZINHA</text:p>
        </text:list-item>
        <text:list-item>
          <text:p text:style-name="P9"><text:span text:style-name="Strong_20_Emphasis">Município</text:span>:</text:p>
          <text:list>
            <text:list-item>
              <text:p text:style-name="P9"><text:span text:style-name="Strong_20_Emphasis">Código</text:span>: 4371</text:p>
            </text:list-item>
            <text:list-item>
              <text:p text:style-name="P9"><text:span text:style-name="Strong_20_Emphasis">Descrição</text:span>: (vazio)</text:p>
            </text:list-item>
          </text:list>
        </text:list-item>
        <text:list-item>
          <text:p text:style-name="P9"><text:span text:style-name="Strong_20_Emphasis">UF</text:span>: MG</text:p>
        </text:list-item>
        <text:list-item>
          <text:p text:style-name="P9"><text:span text:style-name="Strong_20_Emphasis">País</text:span>:</text:p>
          <text:list>
            <text:list-item>
              <text:p text:style-name="P9"><text:span text:style-name="Strong_20_Emphasis">Código</text:span>: 105</text:p>
            </text:list-item>
            <text:list-item>
              <text:p text:style-name="P3"><text:span text:style-name="Strong_20_Emphasis">Descrição</text:span>: BRASIL</text:p>
            </text:list-item>
          </text:list>
        </text:list-item>
      </text:list>
      <text:p text:style-name="Text_20_body"><text:span text:style-name="Strong_20_Emphasis">Município de Jurisdição</text:span>:</text:p>
      <text:list xml:id="list2779941993" text:style-name="L3">
        <text:list-item>
          <text:p text:style-name="P10"><text:span text:style-name="Strong_20_Emphasis">Código</text:span>: 0610112</text:p>
        </text:list-item>
        <text:list-item>
          <text:p text:style-name="P4"><text:span text:style-name="Strong_20_Emphasis">Descrição</text:span>: CONTAGEM</text:p>
        </text:list-item>
      </text:list>
      <text:p text:style-name="Text_20_body"><text:span text:style-name="Strong_20_Emphasis">Telefone</text:span>:</text:p>
      <text:list xml:id="list2886365772" text:style-name="L4">
        <text:list-item>
          <text:p text:style-name="P11"><text:span text:style-name="Strong_20_Emphasis">DDD</text:span>: 31</text:p>
        </text:list-item>
        <text:list-item>
          <text:p text:style-name="P5"><text:span text:style-name="Strong_20_Emphasis">Número</text:span>: 11112222</text:p>
        </text:list-item>
      </text:list>
      <text:p text:style-name="Text_20_body"><text:span text:style-name="Strong_20_Emphasis">Correio Eletrônico</text:span>: EMAIL@EMAIL.COM<text:line-break/><text:span text:style-name="Strong_20_Emphasis">Capital Social</text:span>: 1000000<text:line-break/><text:span text:style-name="Strong_20_Emphasis">Porte da Empresa</text:span>: 03<text:line-break/><text:span text:style-name="Strong_20_Emphasis">Situação Especial</text:span>: (vazio)<text:line-break/><text:span text:style-name="Strong_20_Emphasis">Data de Situação Especial</text:span>: (vazio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7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09:28:24.480743446</meta:creation-date>
    <meta:print-date>2024-05-16T09:30:09.448509255</meta:print-date>
    <dc:date>2024-05-16T09:30:44.391669909</dc:date>
    <meta:editing-duration>PT2M20S</meta:editing-duration>
    <meta:editing-cycles>1</meta:editing-cycles>
    <meta:document-statistic meta:table-count="0" meta:image-count="0" meta:object-count="0" meta:page-count="1" meta:paragraph-count="30" meta:word-count="134" meta:character-count="840" meta:non-whitespace-character-count="760"/>
    <meta:generator>LibreOffice/6.4.7.2$Linux_X86_64 LibreOffice_project/40$Build-2</meta:generator>
  </office:meta>
</office:document-meta>
</file>